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03cm" svg:height="0.661cm" draw:transform="rotate (-2.15757602131539) translate (5.4809911071038cm 0.958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5.4809911071038cm 3.458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5.4809911071038cm 5.958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5.4809911071038cm 8.458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2:31:40.361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4"/>
  </office:meta>
</office:document-meta>
</file>